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_20__28_var_29_" draw:fill="none" draw:textarea-vertical-align="middle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894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68cm" svg:height="2.568cm" svg:x="4.79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7.648cm" svg:height="1.673cm" svg:x="9.906cm" svg:y="0.816cm">
          <draw:text-box>
            <text:p text:style-name="P1">Monte Carlo Minimization</text:p>
            <text:p text:style-name="P1">bias </text:p>
          </draw:text-box>
        </draw:frame>
        <draw:custom-shape draw:style-name="gr1" draw:text-style-name="P1" draw:layer="layout" svg:width="9.68cm" svg:height="9.68cm" svg:x="1.25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902cm" svg:height="7.902cm" svg:x="2.145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92cm" svg:height="4.092cm" svg:x="4.05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842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096cm" svg:y1="6.35cm" svg:x2="6.096cm" svg:y2="10.922cm">
          <text:p/>
        </draw:line>
        <draw:custom-shape draw:style-name="gr5" draw:text-style-name="P1" draw:layer="layout" svg:width="0.508cm" svg:height="0.508cm" svg:x="5.84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5.842cm" svg:y="6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096cm" svg:y1="11.176cm" svg:x2="6.096cm" svg:y2="15.748cm">
          <text:p/>
        </draw:line>
        <draw:line draw:style-name="gr7" draw:text-style-name="P1" draw:layer="layout" svg:x1="8.128cm" svg:y1="5.334cm" svg:x2="6.35cm" svg:y2="6.328cm">
          <text:p/>
        </draw:line>
        <draw:frame draw:style-name="gr8" draw:text-style-name="P2" draw:layer="layout" svg:width="4.9cm" svg:height="1.674cm" svg:x="6.45cm" svg:y="4.576cm">
          <draw:text-box>
            <text:p text:style-name="P2"><text:span text:style-name="T1">predchozi</text:span></text:p>
            <text:p text:style-name="P2"><text:span text:style-name="T1">pozice</text:span></text:p>
          </draw:text-box>
        </draw:frame>
        <draw:frame draw:style-name="gr8" draw:text-style-name="P2" draw:layer="layout" svg:width="4.9cm" svg:height="1.674cm" svg:x="10.014cm" svg:y="8.486cm">
          <draw:text-box>
            <text:p text:style-name="P2"><text:span text:style-name="T1">soucasna</text:span></text:p>
            <text:p text:style-name="P2"><text:span text:style-name="T1"><text:s/></text:span><text:span text:style-name="T1">pozice</text:span></text:p>
          </draw:text-box>
        </draw:frame>
        <draw:line draw:style-name="gr7" draw:text-style-name="P1" draw:layer="layout" svg:x1="11.43cm" svg:y1="9.398cm" svg:x2="6.35cm" svg:y2="11.176cm">
          <text:p/>
        </draw:line>
        <draw:frame draw:style-name="gr8" draw:text-style-name="P2" draw:layer="layout" svg:width="4.9cm" svg:height="1.674cm" svg:x="8.89cm" svg:y="15.652cm">
          <draw:text-box>
            <text:p text:style-name="P2"><text:span text:style-name="T1">predikovana nova pozice</text:span></text:p>
            <text:p text:style-name="P2"><text:span text:style-name="T1">(reflexe predchozi)</text:span></text:p>
          </draw:text-box>
        </draw:frame>
        <draw:line draw:style-name="gr7" draw:text-style-name="P1" draw:layer="layout" svg:x1="10.16cm" svg:y1="16.51cm" svg:x2="6.096cm" svg:y2="15.748cm">
          <text:p/>
        </draw:line>
        <draw:line draw:style-name="gr7" draw:text-style-name="P1" draw:layer="layout" svg:x1="13.208cm" svg:y1="13.208cm" svg:x2="9.144cm" svg:y2="12.446cm">
          <text:p/>
        </draw:line>
        <draw:frame draw:style-name="gr8" draw:text-style-name="P2" draw:layer="layout" svg:width="4.9cm" svg:height="1.674cm" svg:x="12.118cm" svg:y="12.446cm">
          <draw:text-box>
            <text:p text:style-name="P2"><text:span text:style-name="T1">postupne se zvetsujici oblasti vyberu nahodneho cisla</text:span></text:p>
          </draw:text-box>
        </draw:frame>
        <draw:frame draw:style-name="gr9" draw:layer="layout" svg:width="11.394cm" svg:height="6.512cm" svg:x="14.26cm" svg:y="3.556cm">
          <draw:text-box>
            <text:p><text:span text:style-name="T2">Bias algorismus monte carlo optimalizace</text:span></text:p>
            <text:p><text:span text:style-name="T2"/></text:p>
            <text:p><text:span text:style-name="T2">1) predikuje se pravdepodobne misto nove pozice (odhad minima)</text:span></text:p>
            <text:p><text:span text:style-name="T2">2) pozice se vyzkousi</text:span></text:p>
            <text:p><text:span text:style-name="T2">3) neni li pokus uspesny vybira se nahodne v kruzich (N-koulich) ktere se stale zvetsuji a priblizuji puvodnimu bodu (Soucasne pozici)</text:span></text:p>
            <text:p><text:span text:style-name="T2"/></text:p>
            <text:p><text:span text:style-name="T2">vznika tak jakysi postupny prechod mezi zcela deterministickym a zcela neurcitym vyberem </text:span><text:s/></text:p>
          </draw:text-box>
        </draw:frame>
        <draw:frame draw:style-name="gr9" draw:layer="layout" svg:width="7.62cm" svg:height="6.356cm" svg:x="18.796cm" svg:y="11.938cm">
          <draw:text-box>
            <text:p><text:span text:style-name="T3">namety k vylepseni</text:span></text:p>
            <text:p><text:span text:style-name="T2"/></text:p>
            <text:p><text:span text:style-name="T2"><text:s text:c="2"/></text:span><text:span text:style-name="T2">- pri vyberu nove pozice by melo byt vylucovano pozic ktere uz byly neuspesne testovany.</text:span></text:p>
            <text:p><text:span text:style-name="T3"/></text:p>
            <text:p><text:span text:style-name="T3">to by slo delat posunovanim ve smeru ortogonalnim k puvodnim smerum</text:span></text:p>
            <text:p><text:span text:style-name="T2"/></text:p>
            <text:p><text:span text:style-name="T2"/></text:p>
          </draw:text-box>
        </draw:frame>
        <draw:polygon draw:style-name="gr10" draw:text-style-name="P1" draw:layer="layout" svg:width="4.063cm" svg:height="3.047cm" svg:x="14.986cm" svg:y="16.764cm" svg:viewBox="0 0 4064 3048" draw:points="0,3048 4064,3048 4064,1270 0,0">
          <text:p/>
        </draw:polygon>
        <draw:line draw:style-name="gr11" draw:text-style-name="P1" draw:layer="layout" svg:x1="13.97cm" svg:y1="19.812cm" svg:x2="21.844cm" svg:y2="19.812cm">
          <text:p/>
        </draw:line>
        <draw:line draw:style-name="gr11" draw:text-style-name="P1" draw:layer="layout" svg:x1="14.986cm" svg:y1="19.812cm" svg:x2="14.986cm" svg:y2="15.494cm">
          <text:p/>
        </draw:line>
        <draw:line draw:style-name="gr12" draw:text-style-name="P1" draw:layer="layout" svg:x1="18.034cm" svg:y1="19.812cm" svg:x2="18.034cm" svg:y2="17.018cm">
          <text:p/>
        </draw:lin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okop </meta:initial-creator>
    <meta:creation-date>2011-10-17T11:10:09</meta:creation-date>
    <meta:editing-duration>PT2H22M57S</meta:editing-duration>
    <meta:editing-cycles>5</meta:editing-cycles>
    <dc:date>2012-05-18T18:11:32</dc:date>
    <dc:creator>prokop </dc:creator>
    <meta:generator>LibreOffice/3.4$Unix LibreOffice_project/340m1$Build-402</meta:generator>
    <meta:document-statistic meta:object-count="47"/>
  </office:meta>
</office:document-meta>
</file>